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7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5" draw:layer="layout" svg:width="6cm" svg:height="1cm" svg:x="0.796cm" svg:y="10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FLASH STATS</text:span></text:p>
        </draw:rect>
        <draw:rect draw:style-name="gr1" draw:text-style-name="P2" draw:id="id6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796cm" draw:start-shape="id4" draw:start-glue-point="2" draw:end-shape="id5" draw:end-glue-point="0">
          <text:p/>
        </draw:connector>
        <draw:connector draw:style-name="gr3" draw:text-style-name="P4" draw:layer="layout" svg:x1="3.796cm" svg:y1="11.796cm" svg:x2="3.796cm" svg:y2="27.296cm" draw:start-shape="id5" draw:start-glue-point="2" draw:end-shape="id6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7" draw:end-glue-point="3">
          <text:p/>
        </draw:connector>
        <draw:rect draw:style-name="gr2" draw:text-style-name="P3" draw:id="id8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8" draw:end-glue-point="3">
          <text:p/>
        </draw:connector>
        <draw:rect draw:style-name="gr1" draw:text-style-name="P2" draw:id="id9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796cm">
          <text:p text:style-name="P1"><text:span text:style-name="T1">VIEW DATA TAGS</text:span></text:p>
        </draw:rect>
        <draw:rect draw:style-name="gr2" draw:text-style-name="P5" draw:id="id12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0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9" draw:end-glue-point="3">
          <text:p/>
        </draw:connector>
        <draw:connector draw:style-name="gr4" draw:text-style-name="P4" draw:layer="layout" svg:x1="13.296cm" svg:y1="5.319cm" svg:x2="16.423cm" svg:y2="6.319cm" draw:start-shape="id9" draw:start-glue-point="1" draw:end-shape="id10" draw:end-glue-point="0">
          <text:p/>
        </draw:connector>
        <draw:connector draw:style-name="gr4" draw:text-style-name="P4" draw:layer="layout" svg:x1="13.296cm" svg:y1="8.296cm" svg:x2="16.423cm" svg:y2="9.319cm" draw:start-shape="id11" draw:start-glue-point="1" draw:end-shape="id12" draw:end-glue-point="0">
          <text:p/>
        </draw:connector>
        <draw:rect draw:style-name="gr1" draw:text-style-name="P2" draw:id="id13" draw:layer="layout" svg:width="5.5cm" svg:height="1cm" svg:x="7.796cm" svg:y="10.796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2.296cm">
          <text:p text:style-name="P1"><text:span text:style-name="T1">SET ISP SPEED</text:span></text:p>
        </draw:rect>
        <draw:rect draw:style-name="gr1" draw:text-style-name="P2" draw:id="id14" draw:layer="layout" svg:width="5.5cm" svg:height="1cm" svg:x="7.796cm" svg:y="23.796cm">
          <text:p text:style-name="P1"><text:span text:style-name="T1">CLEAR SETTINGS</text:span></text:p>
        </draw:rect>
        <draw:connector draw:style-name="gr4" draw:text-style-name="P4" draw:layer="layout" svg:x1="6.796cm" svg:y1="11.296cm" svg:x2="7.796cm" svg:y2="11.296cm" draw:start-shape="id5" draw:start-glue-point="1" draw:end-shape="id13" draw:end-glue-point="3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15" draw:layer="layout" svg:width="5.5cm" svg:height="1cm" svg:x="7.796cm" svg:y="25.796cm">
          <text:p text:style-name="P1"><text:span text:style-name="T1">JUMP TO BOOTLOADER</text:span></text:p>
        </draw:rect>
        <draw:rect draw:style-name="gr1" draw:text-style-name="P2" draw:id="id18" draw:layer="layout" svg:width="5.5cm" svg:height="1cm" svg:x="7.796cm" svg:y="15.296cm">
          <text:p text:style-name="P1"><text:span text:style-name="T1">SET FIRM VERSION</text:span></text:p>
        </draw:rect>
        <draw:connector draw:style-name="gr5" draw:text-style-name="P4" draw:layer="layout" draw:type="line" svg:x1="20.592cm" svg:y1="24.273cm" svg:x2="13.296cm" svg:y2="24.296cm" draw:end-shape="id14" draw:end-glue-point="1">
          <text:p/>
        </draw:connector>
        <draw:connector draw:style-name="gr5" draw:text-style-name="P4" draw:layer="layout" draw:type="line" svg:x1="20.649cm" svg:y1="26.285cm" svg:x2="13.296cm" svg:y2="26.296cm" draw:end-shape="id15" draw:end-glue-point="1">
          <text:p/>
        </draw:connector>
        <draw:rect draw:style-name="gr1" draw:text-style-name="P2" draw:id="id19" draw:layer="layout" svg:width="5.5cm" svg:height="1cm" svg:x="7.796cm" svg:y="16.796cm">
          <text:p text:style-name="P1"><text:span text:style-name="T1">SET SLEEP TIMEOUT</text:span></text:p>
        </draw:rect>
        <draw:rect draw:style-name="gr2" draw:text-style-name="P5" draw:id="id22" draw:layer="layout" svg:width="6.5cm" svg:height="1cm" svg:x="13.296cm" svg:y="21.296cm">
          <text:p text:style-name="P1"><text:span text:style-name="T3">Change via Joystick up/down</text:span></text:p>
        </draw:rect>
        <draw:connector draw:style-name="gr3" draw:text-style-name="P4" draw:layer="layout" svg:x1="6.796cm" svg:y1="27.796cm" svg:x2="20.649cm" svg:y2="27.782cm" draw:start-shape="id6" draw:start-glue-point="1">
          <text:p/>
        </draw:connector>
        <draw:rect draw:style-name="gr1" draw:text-style-name="P2" draw:id="id17" draw:layer="layout" svg:width="5.5cm" svg:height="1cm" svg:x="7.796cm" svg:y="13.796cm">
          <text:p text:style-name="P1"><text:span text:style-name="T1">SET RESET MODE</text:span></text:p>
        </draw:rect>
        <draw:rect draw:style-name="gr1" draw:text-style-name="P2" draw:id="id20" draw:layer="layout" svg:width="5.5cm" svg:height="1cm" svg:x="7.796cm" svg:y="18.296cm">
          <text:p text:style-name="P1"><text:span text:style-name="T1">SET TONE VOLUME</text:span></text:p>
        </draw:rect>
        <draw:rect draw:style-name="gr1" draw:text-style-name="P2" draw:id="id21" draw:layer="layout" svg:width="5.5cm" svg:height="1cm" svg:x="7.796cm" svg:y="19.796cm">
          <text:p text:style-name="P1"><text:span text:style-name="T1">SET STARTUP MDDE</text:span></text:p>
        </draw:rect>
        <draw:connector draw:style-name="gr3" draw:text-style-name="P4" draw:layer="layout" svg:x1="10.546cm" svg:y1="25.796cm" svg:x2="10.546cm" svg:y2="24.796cm" draw:start-shape="id15" draw:start-glue-point="0" draw:end-shape="id14" draw:end-glue-point="2">
          <text:p/>
        </draw:connector>
        <draw:connector draw:style-name="gr3" draw:text-style-name="P4" draw:layer="layout" svg:x1="10.546cm" svg:y1="11.796cm" svg:x2="10.546cm" svg:y2="12.296cm" draw:start-shape="id13" draw:start-glue-point="2" draw:end-shape="id16" draw:end-glue-point="0">
          <text:p/>
        </draw:connector>
        <draw:connector draw:style-name="gr3" draw:text-style-name="P4" draw:layer="layout" svg:x1="10.546cm" svg:y1="13.296cm" svg:x2="10.546cm" svg:y2="13.796cm" draw:start-shape="id16" draw:start-glue-point="2" draw:end-shape="id17" draw:end-glue-point="0">
          <text:p/>
        </draw:connector>
        <draw:connector draw:style-name="gr3" draw:text-style-name="P4" draw:layer="layout" svg:x1="10.546cm" svg:y1="14.796cm" svg:x2="10.546cm" svg:y2="15.296cm" draw:start-shape="id17" draw:start-glue-point="2" draw:end-shape="id18" draw:end-glue-point="0">
          <text:p/>
        </draw:connector>
        <draw:connector draw:style-name="gr3" draw:text-style-name="P4" draw:layer="layout" svg:x1="10.546cm" svg:y1="16.296cm" svg:x2="10.546cm" svg:y2="16.796cm" draw:start-shape="id18" draw:start-glue-point="2" draw:end-shape="id19" draw:end-glue-point="0">
          <text:p/>
        </draw:connector>
        <draw:connector draw:style-name="gr3" draw:text-style-name="P4" draw:layer="layout" svg:x1="10.546cm" svg:y1="17.796cm" svg:x2="10.546cm" svg:y2="18.296cm" draw:start-shape="id19" draw:start-glue-point="2" draw:end-shape="id20" draw:end-glue-point="0">
          <text:p/>
        </draw:connector>
        <draw:connector draw:style-name="gr3" draw:text-style-name="P4" draw:layer="layout" svg:x1="10.546cm" svg:y1="19.296cm" svg:x2="10.546cm" svg:y2="19.796cm" draw:start-shape="id20" draw:start-glue-point="2" draw:end-shape="id21" draw:end-glue-point="0">
          <text:p/>
        </draw:connector>
        <draw:connector draw:style-name="gr3" draw:text-style-name="P4" draw:layer="layout" svg:x1="10.546cm" svg:y1="20.796cm" svg:x2="10.546cm" svg:y2="23.796cm" draw:start-shape="id21" draw:start-glue-point="2" draw:end-shape="id14" draw:end-glue-point="0">
          <text:p/>
        </draw:connector>
        <draw:connector draw:style-name="gr5" draw:text-style-name="P4" draw:id="id23" draw:layer="layout" svg:x1="13.296cm" svg:y1="20.296cm" svg:x2="16.546cm" svg:y2="21.296cm" draw:start-shape="id21" draw:start-glue-point="1" draw:end-shape="id22">
          <text:p/>
        </draw:connector>
        <draw:connector draw:style-name="gr3" draw:text-style-name="P4" draw:id="id24" draw:layer="layout" svg:x1="13.296cm" svg:y1="18.796cm" svg:x2="16.546cm" svg:y2="20.296cm" draw:start-shape="id20" draw:start-glue-point="1" draw:end-shape="id23" draw:end-glue-point="0">
          <text:p/>
        </draw:connector>
        <draw:connector draw:style-name="gr3" draw:text-style-name="P4" draw:id="id25" draw:layer="layout" svg:x1="13.296cm" svg:y1="17.296cm" svg:x2="16.546cm" svg:y2="18.796cm" draw:start-shape="id19" draw:start-glue-point="1" draw:end-shape="id24" draw:end-glue-point="0">
          <text:p/>
        </draw:connector>
        <draw:connector draw:style-name="gr3" draw:text-style-name="P4" draw:id="id26" draw:layer="layout" svg:x1="13.296cm" svg:y1="15.796cm" svg:x2="16.546cm" svg:y2="17.296cm" draw:start-shape="id18" draw:start-glue-point="1" draw:end-shape="id25" draw:end-glue-point="0">
          <text:p/>
        </draw:connector>
        <draw:connector draw:style-name="gr3" draw:text-style-name="P4" draw:id="id27" draw:layer="layout" svg:x1="13.296cm" svg:y1="14.296cm" svg:x2="16.546cm" svg:y2="15.796cm" draw:start-shape="id17" draw:start-glue-point="1" draw:end-shape="id26" draw:end-glue-point="0">
          <text:p/>
        </draw:connector>
        <draw:connector draw:style-name="gr3" draw:text-style-name="P4" draw:id="id28" draw:layer="layout" svg:x1="13.296cm" svg:y1="12.796cm" svg:x2="16.546cm" svg:y2="14.296cm" draw:start-shape="id16" draw:start-glue-point="1" draw:end-shape="id27" draw:end-glue-point="0">
          <text:p/>
        </draw:connector>
        <draw:connector draw:style-name="gr3" draw:text-style-name="P4" draw:layer="layout" svg:x1="13.296cm" svg:y1="11.296cm" svg:x2="16.546cm" svg:y2="12.796cm" draw:start-shape="id13" draw:start-glue-point="1" draw:end-shape="id28" draw:end-glue-point="0">
          <text:p/>
        </draw:connector>
      </draw:page>
      <draw:page draw:name="page2" draw:style-name="dp1" draw:master-page-name="Default">
        <draw:rect draw:style-name="gr1" draw:text-style-name="P2" draw:id="id29" draw:layer="layout" svg:width="5.5cm" svg:height="1cm" svg:x="2.796cm" svg:y="3.796cm">
          <text:p text:style-name="P1"><text:span text:style-name="T1">START</text:span></text:p>
        </draw:rect>
        <draw:connector draw:style-name="gr5" draw:text-style-name="P4" draw:id="id31" draw:layer="layout" svg:x1="0.345cm" svg:y1="4.314cm" svg:x2="2.796cm" svg:y2="4.296cm" draw:end-shape="id29" draw:end-glue-point="3">
          <text:p/>
        </draw:connector>
        <draw:rect draw:style-name="gr6" draw:text-style-name="P1" draw:id="id30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layer="layout" svg:x1="8.296cm" svg:y1="4.296cm" svg:x2="10.796cm" svg:y2="4.296cm" draw:start-shape="id29" draw:start-glue-point="1" draw:end-shape="id30" draw:end-glue-point="3">
          <text:p/>
        </draw:connector>
        <draw:connector draw:style-name="gr5" draw:text-style-name="P4" draw:layer="layout" draw:line-skew="5cm" svg:x1="13.296cm" svg:y1="4.796cm" svg:x2="1.321cm" svg:y2="4.305cm" draw:start-shape="id30" draw:start-glue-point="2" draw:end-shape="id31" draw:end-glue-point="0">
          <text:p/>
        </draw:connector>
        <draw:rect draw:style-name="gr7" draw:text-style-name="P5" draw:id="id32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33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32" draw:start-glue-point="1" draw:end-shape="id33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2.1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32" draw:end-glue-point="3">
          <text:p/>
        </draw:connector>
        <draw:rect draw:style-name="gr9" draw:text-style-name="P2" draw:id="id34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34" draw:end-glue-point="3">
          <text:p/>
        </draw:connector>
        <draw:rect draw:style-name="gr7" draw:text-style-name="P5" draw:id="id35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36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35" draw:start-glue-point="1" draw:end-shape="id36" draw:end-glue-point="3">
          <text:p/>
        </draw:connector>
        <draw:connector draw:style-name="gr3" draw:text-style-name="P4" draw:id="id37" draw:layer="layout" draw:type="line" svg:x1="2.796cm" svg:y1="27.773cm" svg:x2="0.288cm" svg:y2="27.782cm" draw:start-shape="id35" draw:start-glue-point="3">
          <text:p/>
        </draw:connector>
        <draw:connector draw:style-name="gr5" draw:text-style-name="P4" draw:layer="layout" svg:x1="16.296cm" svg:y1="28.273cm" svg:x2="1.542cm" svg:y2="27.777cm" draw:start-shape="id36" draw:start-glue-point="2" draw:end-shape="id37" draw:end-glue-point="0">
          <text:p/>
        </draw:connector>
        <draw:rect draw:style-name="gr1" draw:text-style-name="P2" draw:id="id38" draw:layer="layout" svg:width="5.5cm" svg:height="1cm" svg:x="2.796cm" svg:y="5.796cm">
          <text:p text:style-name="P1"><text:span text:style-name="T1">OPTIONS</text:span></text:p>
        </draw:rect>
        <draw:rect draw:style-name="gr2" draw:text-style-name="P5" draw:id="id39" draw:layer="layout" svg:width="6.5cm" svg:height="0.977cm" svg:x="4.796cm" svg:y="7.819cm">
          <text:p text:style-name="P1"><text:span text:style-name="T3">Change via Joystick up/down</text:span></text:p>
        </draw:rect>
        <draw:connector draw:style-name="gr4" draw:text-style-name="P4" draw:layer="layout" svg:x1="5.546cm" svg:y1="6.796cm" svg:x2="8.046cm" svg:y2="7.819cm" draw:start-shape="id38" draw:start-glue-point="2" draw:end-shape="id39" draw:end-glue-point="0">
          <text:p/>
        </draw:connector>
        <draw:connector draw:style-name="gr3" draw:text-style-name="P4" draw:layer="layout" svg:x1="5.546cm" svg:y1="4.796cm" svg:x2="5.546cm" svg:y2="5.796cm" draw:start-shape="id29" draw:start-glue-point="2" draw:end-shape="id38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9-26T22:13:56</dc:date>
    <dc:language>en-US</dc:language>
    <meta:editing-cycles>27</meta:editing-cycles>
    <meta:editing-duration>PT5H8M41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